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47cm" fo:min-width="0.89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00cc33" draw:textarea-horizontal-align="justify" draw:textarea-vertical-align="middle" draw:auto-grow-height="false" fo:min-height="1.147cm" fo:min-width="0.897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ffffff" draw:marker-start-width="0.279cm" draw:marker-end-width="0.279cm" draw:fill-color="#000000" draw:textarea-horizontal-align="justify" draw:textarea-vertical-align="middle" draw:auto-grow-height="false" fo:min-height="1.147cm" fo:min-width="0.897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99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9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9.617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svg:stroke-width="0.046cm" svg:stroke-color="#000000" draw:marker-start-width="0.268cm" draw:marker-end-width="0.268cm" draw:fill-color="#ffffff" draw:textarea-horizontal-align="justify" draw:textarea-vertical-align="middle" draw:auto-grow-height="false" fo:min-height="11.688cm" fo:min-width="8.009cm" fo:padding-top="0.147cm" fo:padding-bottom="0.147cm" fo:padding-left="0.272cm" fo:padding-right="0.272cm"/>
    </style:style>
    <style:style style:name="gr10" style:family="graphic" style:parent-style-name="standard">
      <style:graphic-properties svg:stroke-width="0.046cm" svg:stroke-color="#000000" draw:marker-start-width="0.268cm" draw:marker-end-width="0.268cm" draw:fill-color="#ffffff" draw:textarea-horizontal-align="justify" draw:textarea-vertical-align="middle" draw:auto-grow-height="false" fo:min-height="0.893cm" fo:min-width="8.009cm" fo:padding-top="0.147cm" fo:padding-bottom="0.147cm" fo:padding-left="0.272cm" fo:padding-right="0.272cm"/>
    </style:style>
    <style:style style:name="gr11" style:family="graphic" style:parent-style-name="standard">
      <style:graphic-properties svg:stroke-width="0.053cm" svg:stroke-color="#ffffff" draw:marker-start-width="0.279cm" draw:marker-end-width="0.279cm" draw:fill-color="#000000" draw:textarea-horizontal-align="justify" draw:textarea-vertical-align="middle" draw:auto-grow-height="false" fo:min-height="1.095cm" fo:min-width="0.845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95cm" fo:min-width="0.845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00cc33" draw:textarea-horizontal-align="justify" draw:textarea-vertical-align="middle" draw:auto-grow-height="false" fo:min-height="1.095cm" fo:min-width="0.845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2.134cm"/>
    </style:style>
    <style:style style:name="gr15" style:family="graphic" style:parent-style-name="standard">
      <style:graphic-properties draw:stroke="none" svg:stroke-color="#000000" draw:fill="none" draw:fill-color="#ffffff" fo:min-height="0.70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cc33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ourier1" fo:font-size="15pt" style:font-size-asian="15pt" style:font-size-complex="15pt"/>
    </style:style>
    <style:style style:name="P7" style:family="paragraph">
      <loext:graphic-properties draw:fill="none" draw:fill-color="#ffffff"/>
    </style:style>
    <style:style style:name="T1" style:family="text">
      <style:text-properties fo:color="#9900ff" style:font-name="Courier1" fo:font-size="15pt" style:font-size-asian="15pt" style:font-size-complex="15pt"/>
    </style:style>
    <style:style style:name="T2" style:family="text">
      <style:text-properties style:font-name="Courier1" fo:font-size="15pt" style:font-size-asian="15pt" style:font-size-complex="15pt"/>
    </style:style>
    <style:style style:name="T3" style:family="text">
      <style:text-properties fo:color="#800000" style:font-name="Courier1" fo:font-size="15pt" style:font-size-asian="15pt" style:font-size-complex="15pt"/>
    </style:style>
    <style:style style:name="T4" style:family="text">
      <style:text-properties fo:color="#0000ff" style:font-name="Courier1" fo:font-size="15pt" style:font-size-asian="15pt" style:font-size-complex="15pt"/>
    </style:style>
    <style:style style:name="T5" style:family="text">
      <style:text-properties fo:color="#9933ff" style:font-name="Courier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97cm" svg:height="1.397cm" svg:x="0.089cm" svg:y="2.381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1.489cm" svg:y="2.38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2.889cm" svg:y="2.381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4.289cm" svg:y="2.381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5.689cm" svg:y="2.381cm">
          <text:p text:style-name="P1">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7.089cm" svg:y="2.381cm">
          <text:p text:style-name="P1">2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8.489cm" svg:y="2.381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9.889cm" svg:y="2.381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11.289cm" svg:y="2.381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97cm" svg:height="1.397cm" svg:x="12.689cm" svg:y="2.381cm">
          <text:p text:style-name="P1">3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14.089cm" svg:y="2.381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15.489cm" svg:y="2.381cm">
          <text:p text:style-name="P1">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16.889cm" svg:y="2.381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18.289cm" svg:y="2.381cm">
          <text:p text:style-name="P1">7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19.689cm" svg:y="2.381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21.089cm" svg:y="2.381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21.089cm" svg:y="2.381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22.489cm" svg:y="2.381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0.089cm" svg:y="5.181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1.489cm" svg:y="5.18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2.889cm" svg:y="5.181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4.289cm" svg:y="5.181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5.689cm" svg:y="5.181cm">
          <text:p text:style-name="P1">2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7.089cm" svg:y="5.181cm">
          <text:p text:style-name="P1">26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8.489cm" svg:y="5.181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9.889cm" svg:y="5.181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11.289cm" svg:y="5.181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97cm" svg:height="1.397cm" svg:x="12.689cm" svg:y="5.181cm">
          <text:p text:style-name="P1">3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14.089cm" svg:y="5.181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15.489cm" svg:y="5.181cm">
          <text:p text:style-name="P1">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16.889cm" svg:y="5.181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18.289cm" svg:y="5.181cm">
          <text:p text:style-name="P1">7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19.689cm" svg:y="5.181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21.089cm" svg:y="5.181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21.089cm" svg:y="5.181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22.489cm" svg:y="5.181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0.089cm" svg:y="7.981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1.489cm" svg:y="7.98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2.889cm" svg:y="7.981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4.289cm" svg:y="7.981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5.689cm" svg:y="7.981cm">
          <text:p text:style-name="P1">2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7.089cm" svg:y="7.981cm">
          <text:p text:style-name="P1">26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8.489cm" svg:y="7.981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9.889cm" svg:y="7.981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11.289cm" svg:y="7.981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97cm" svg:height="1.397cm" svg:x="12.689cm" svg:y="7.981cm">
          <text:p text:style-name="P1">3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14.089cm" svg:y="7.981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15.489cm" svg:y="7.981cm">
          <text:p text:style-name="P1">5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18.289cm" svg:y="7.981cm">
          <text:p text:style-name="P1">7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19.689cm" svg:y="7.981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21.089cm" svg:y="7.981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21.089cm" svg:y="7.981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22.489cm" svg:y="7.981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0.089cm" svg:y="10.881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1.489cm" svg:y="10.88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2.889cm" svg:y="10.881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4.289cm" svg:y="10.881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5.689cm" svg:y="10.881cm">
          <text:p text:style-name="P1">2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7.089cm" svg:y="10.881cm">
          <text:p text:style-name="P1">26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8.489cm" svg:y="10.881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9.889cm" svg:y="10.881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11.289cm" svg:y="10.881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97cm" svg:height="1.397cm" svg:x="12.689cm" svg:y="10.881cm">
          <text:p text:style-name="P1">36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15.489cm" svg:y="10.881cm">
          <text:p text:style-name="P1">5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16.889cm" svg:y="10.881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18.289cm" svg:y="10.881cm">
          <text:p text:style-name="P1">7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19.689cm" svg:y="10.881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21.089cm" svg:y="10.881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21.089cm" svg:y="10.881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22.489cm" svg:y="10.881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0.089cm" svg:y="13.781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1.489cm" svg:y="13.78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2.889cm" svg:y="13.781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4.289cm" svg:y="13.781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5.689cm" svg:y="13.781cm">
          <text:p text:style-name="P1">2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7.089cm" svg:y="13.781cm">
          <text:p text:style-name="P1">26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8.489cm" svg:y="13.781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9.889cm" svg:y="13.781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11.289cm" svg:y="13.781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14.089cm" svg:y="13.781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15.489cm" svg:y="13.781cm">
          <text:p text:style-name="P1">5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16.889cm" svg:y="13.781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18.289cm" svg:y="13.781cm">
          <text:p text:style-name="P1">7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19.689cm" svg:y="13.781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21.089cm" svg:y="13.781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21.089cm" svg:y="13.781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397cm" svg:x="22.489cm" svg:y="13.781cm">
          <text:p text:style-name="P1">97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0.866cm" svg:y1="1.292cm" svg:x2="0.866cm" svg:y2="2.435cm">
          <text:p/>
        </draw:line>
        <draw:line draw:style-name="gr5" draw:text-style-name="P5" draw:layer="layout" svg:x1="12.049cm" svg:y1="1.273cm" svg:x2="12.049cm" svg:y2="2.416cm">
          <text:p/>
        </draw:line>
        <draw:line draw:style-name="gr6" draw:text-style-name="P5" draw:layer="layout" svg:x1="23.166cm" svg:y1="1.292cm" svg:x2="23.166cm" svg:y2="2.435cm">
          <text:p/>
        </draw:line>
        <draw:line draw:style-name="gr4" draw:text-style-name="P5" draw:layer="layout" svg:x1="13.466cm" svg:y1="4.092cm" svg:x2="13.466cm" svg:y2="5.235cm">
          <text:p/>
        </draw:line>
        <draw:line draw:style-name="gr5" draw:text-style-name="P5" draw:layer="layout" svg:x1="19.049cm" svg:y1="4.073cm" svg:x2="19.049cm" svg:y2="5.216cm">
          <text:p/>
        </draw:line>
        <draw:line draw:style-name="gr6" draw:text-style-name="P5" draw:layer="layout" svg:x1="23.166cm" svg:y1="4.092cm" svg:x2="23.166cm" svg:y2="5.235cm">
          <text:p/>
        </draw:line>
        <draw:line draw:style-name="gr4" draw:text-style-name="P5" draw:layer="layout" svg:x1="13.466cm" svg:y1="6.892cm" svg:x2="13.466cm" svg:y2="8.035cm">
          <text:p/>
        </draw:line>
        <draw:line draw:style-name="gr5" draw:text-style-name="P5" draw:layer="layout" svg:x1="16.249cm" svg:y1="6.873cm" svg:x2="16.249cm" svg:y2="8.016cm">
          <text:p/>
        </draw:line>
        <draw:line draw:style-name="gr6" draw:text-style-name="P5" draw:layer="layout" svg:x1="17.666cm" svg:y1="6.892cm" svg:x2="17.666cm" svg:y2="8.035cm">
          <text:p/>
        </draw:line>
        <draw:line draw:style-name="gr4" draw:text-style-name="P5" draw:layer="layout" svg:x1="13.466cm" svg:y1="9.792cm" svg:x2="13.466cm" svg:y2="10.935cm">
          <text:p/>
        </draw:line>
        <draw:line draw:style-name="gr5" draw:text-style-name="P5" draw:layer="layout" svg:x1="14.849cm" svg:y1="9.773cm" svg:x2="14.849cm" svg:y2="10.916cm">
          <text:p/>
        </draw:line>
        <draw:line draw:style-name="gr6" draw:text-style-name="P5" draw:layer="layout" svg:x1="15.266cm" svg:y1="9.792cm" svg:x2="15.266cm" svg:y2="10.935cm">
          <text:p/>
        </draw:line>
        <draw:line draw:style-name="gr4" draw:text-style-name="P5" draw:layer="layout" svg:x1="13.066cm" svg:y1="12.692cm" svg:x2="13.066cm" svg:y2="13.835cm">
          <text:p/>
        </draw:line>
        <draw:line draw:style-name="gr5" draw:text-style-name="P5" draw:layer="layout" svg:x1="13.449cm" svg:y1="12.673cm" svg:x2="13.449cm" svg:y2="13.816cm">
          <text:p/>
        </draw:line>
        <draw:line draw:style-name="gr6" draw:text-style-name="P5" draw:layer="layout" svg:x1="13.866cm" svg:y1="12.692cm" svg:x2="13.866cm" svg:y2="13.835cm">
          <text:p/>
        </draw:line>
        <draw:frame draw:style-name="gr7" draw:text-style-name="P6" draw:layer="layout" svg:width="27.178cm" svg:height="9.867cm" svg:x="0.2cm" svg:y="15.802cm">
          <draw:text-box>
            <text:p><text:span text:style-name="T1">public int</text:span><text:span text:style-name="T2"> binarySearch(</text:span><text:span text:style-name="T1">int</text:span><text:span text:style-name="T2"> nums[], </text:span><text:span text:style-name="T1">int</text:span><text:span text:style-name="T2"> target, </text:span><text:span text:style-name="T1">int</text:span><text:span text:style-name="T2"> index, </text:span><text:span text:style-name="T1">int</text:span><text:span text:style-name="T2"> </text:span><text:span text:style-name="T3">begin</text:span><text:span text:style-name="T2">, </text:span><text:span text:style-name="T1">int</text:span><text:span text:style-name="T2"> </text:span><text:span text:style-name="T4">end</text:span><text:span text:style-name="T2">) {</text:span></text:p>
            <text:p><text:span text:style-name="T2"><text:s text:c="3"/></text:span><text:span text:style-name="T1">if</text:span><text:span text:style-name="T2"> (nums.length == 0)</text:span></text:p>
            <text:p><text:span text:style-name="T2"><text:s text:c="6"/></text:span><text:span text:style-name="T1">return</text:span><text:span text:style-name="T2"> -1;</text:span></text:p>
            <text:p><text:span text:style-name="T2"><text:s text:c="3"/></text:span><text:span text:style-name="T1">else if</text:span><text:span text:style-name="T2"> (nums[index] == target)</text:span></text:p>
            <text:p><text:span text:style-name="T2"><text:s text:c="6"/></text:span><text:span text:style-name="T1">return</text:span><text:span text:style-name="T2"> index;</text:span></text:p>
            <text:p><text:span text:style-name="T2"><text:s text:c="3"/></text:span><text:span text:style-name="T1">else if</text:span><text:span text:style-name="T2"> (begin &gt;= end)</text:span></text:p>
            <text:p><text:span text:style-name="T2"><text:s text:c="6"/></text:span><text:span text:style-name="T1">return</text:span><text:span text:style-name="T2"> -1;</text:span></text:p>
            <text:p><text:span text:style-name="T2"><text:s text:c="3"/></text:span><text:span text:style-name="T1">else</text:span><text:span text:style-name="T2"> {</text:span></text:p>
            <text:p><text:span text:style-name="T2"><text:s text:c="6"/></text:span><text:span text:style-name="T1">if</text:span><text:span text:style-name="T2"> (target &lt; nums[index])</text:span></text:p>
            <text:p><text:span text:style-name="T2"><text:s text:c="9"/></text:span><text:span text:style-name="T1">return</text:span><text:span text:style-name="T2"> binarySearch(nums, target, begin + ((index - begin) / 2), begin, <text:s text:c="33"/>index - 1);</text:span></text:p>
            <text:p><text:span text:style-name="T2"><text:s text:c="6"/></text:span><text:span text:style-name="T1">else</text:span></text:p>
            <text:p><text:span text:style-name="T2"><text:s text:c="9"/></text:span><text:span text:style-name="T1">return</text:span><text:span text:style-name="T2"> binarySearch(nums, target, index + ((end - index) / 2), index + 1, </text:span><text:span text:style-name="T2"><text:tab/></text:span><text:span text:style-name="T2"> <text:s text:c="29"/>end)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custom-shape draw:style-name="gr1" draw:text-style-name="P2" draw:layer="layout" svg:width="1.397cm" svg:height="1.397cm" svg:x="16.889cm" svg:y="7.981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1.397cm" svg:x="14.089cm" svg:y="10.881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97cm" svg:height="1.397cm" svg:x="12.689cm" svg:y="13.781cm">
          <text:p text:style-name="P1">36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1.082cm" svg:height="1.673cm" svg:x="0cm" svg:y="0.254cm">
          <draw:text-box>
            <text:p><text:span text:style-name="T5">int</text:span><text:span text:style-name="T2"> targetIndex = binarySearch(nums, 36, 8, 0, nums.length);</text:span></text:p>
          </draw:text-box>
        </draw:frame>
        <draw:custom-shape draw:style-name="gr9" draw:text-style-name="P2" draw:layer="layout" svg:width="8.509cm" svg:height="11.938cm" svg:x="25.273cm" svg:y="1.65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509cm" svg:height="1.143cm" svg:x="25.273cm" svg:y="1.651cm">
          <text:p text:style-name="P1">Legend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397cm" svg:height="1.397cm" svg:x="25.508cm" svg:y="4.581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397cm" svg:height="1.397cm" svg:x="25.508cm" svg:y="2.921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397cm" svg:height="1.397cm" svg:x="25.527cm" svg:y="6.223cm">
          <text:p text:style-name="P1">36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7.385cm" svg:height="2.384cm" svg:x="27.032cm" svg:y="2.675cm">
          <draw:text-box>
            <text:p>Cell currently included in search range</text:p>
          </draw:text-box>
        </draw:frame>
        <draw:frame draw:style-name="gr14" draw:text-style-name="P7" draw:layer="layout" svg:width="7.385cm" svg:height="2.384cm" svg:x="27.032cm" svg:y="4.399cm">
          <draw:text-box>
            <text:p>Cell excluded from search range</text:p>
          </draw:text-box>
        </draw:frame>
        <draw:frame draw:style-name="gr8" draw:text-style-name="P7" draw:layer="layout" svg:width="5.969cm" svg:height="1.673cm" svg:x="27.032cm" svg:y="6.05cm">
          <draw:text-box>
            <text:p>Cell containing target value</text:p>
          </draw:text-box>
        </draw:frame>
        <draw:line draw:style-name="gr4" draw:text-style-name="P5" draw:layer="layout" svg:x1="26.221cm" svg:y1="8.02cm" svg:x2="26.221cm" svg:y2="9.163cm">
          <text:p/>
        </draw:line>
        <draw:line draw:style-name="gr5" draw:text-style-name="P5" draw:layer="layout" svg:x1="26.221cm" svg:y1="9.598cm" svg:x2="26.221cm" svg:y2="10.741cm">
          <text:p/>
        </draw:line>
        <draw:line draw:style-name="gr6" draw:text-style-name="P5" draw:layer="layout" svg:x1="26.221cm" svg:y1="11.195cm" svg:x2="26.221cm" svg:y2="12.338cm">
          <text:p/>
        </draw:line>
        <draw:frame draw:style-name="gr8" draw:text-style-name="P7" draw:layer="layout" svg:width="7.185cm" svg:height="1.673cm" svg:x="26.978cm" svg:y="7.728cm">
          <draw:text-box>
            <text:p>Search range begin index</text:p>
          </draw:text-box>
        </draw:frame>
        <draw:frame draw:style-name="gr15" draw:text-style-name="P7" draw:layer="layout" svg:width="7.185cm" svg:height="0.962cm" svg:x="26.979cm" svg:y="9.629cm">
          <draw:text-box>
            <text:p>Current index</text:p>
          </draw:text-box>
        </draw:frame>
        <draw:frame draw:style-name="gr8" draw:text-style-name="P7" draw:layer="layout" svg:width="7.185cm" svg:height="1.673cm" svg:x="26.98cm" svg:y="10.93cm">
          <draw:text-box>
            <text:p>Search range end inde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4.544cm" fo:page-height="25.6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1T22:16:30.232695706</meta:creation-date>
    <dc:date>2015-08-02T01:47:14.407691836</dc:date>
    <meta:editing-duration>PT5M16S</meta:editing-duration>
    <meta:editing-cycles>3</meta:editing-cycles>
    <meta:generator>LibreOffice/4.4.2.2$Linux_X86_64 LibreOffice_project/40m0$Build-2</meta:generator>
    <meta:document-statistic meta:object-count="121"/>
  </office:meta>
</office:document-meta>
</file>